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break-before="pag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Heading_20_1" style:master-page-name="MP0">
      <style:paragraph-properties style:page-number="auto" fo:break-before="page"/>
    </style:style>
    <style:style style:name="P4" style:family="paragraph" style:parent-style-name="Normal">
      <style:text-properties officeooo:rsid="000e7522" officeooo:paragraph-rsid="000e7522"/>
    </style:style>
    <style:style style:name="P5" style:family="paragraph" style:parent-style-name="Normal">
      <style:text-properties officeooo:rsid="0010b838" officeooo:paragraph-rsid="0010b838"/>
    </style:style>
    <style:style style:name="P6" style:family="paragraph" style:parent-style-name="Normal">
      <style:text-properties officeooo:paragraph-rsid="00137179"/>
    </style:style>
    <style:style style:name="P7" style:family="paragraph" style:parent-style-name="Normal">
      <style:text-properties officeooo:rsid="00137179" officeooo:paragraph-rsid="00137179"/>
    </style:style>
    <style:style style:name="P8" style:family="paragraph" style:parent-style-name="Normal">
      <style:text-properties officeooo:rsid="0015d837" officeooo:paragraph-rsid="0015d837"/>
    </style:style>
    <style:style style:name="P9" style:family="paragraph" style:parent-style-name="Normal">
      <style:text-properties officeooo:paragraph-rsid="001a2977"/>
    </style:style>
    <style:style style:name="T1" style:family="text">
      <style:text-properties officeooo:rsid="000e7522"/>
    </style:style>
    <style:style style:name="T2" style:family="text">
      <style:text-properties officeooo:rsid="000f68d4"/>
    </style:style>
    <style:style style:name="T3" style:family="text">
      <style:text-properties officeooo:rsid="000faa6e"/>
    </style:style>
    <style:style style:name="T4" style:family="text">
      <style:text-properties officeooo:rsid="0010b838"/>
    </style:style>
    <style:style style:name="T5" style:family="text">
      <style:text-properties officeooo:rsid="00113930"/>
    </style:style>
    <style:style style:name="T6" style:family="text">
      <style:text-properties officeooo:rsid="00119f32"/>
    </style:style>
    <style:style style:name="T7" style:family="text">
      <style:text-properties officeooo:rsid="00128ecc"/>
    </style:style>
    <style:style style:name="T8" style:family="text">
      <style:text-properties officeooo:rsid="00137179"/>
    </style:style>
    <style:style style:name="T9" style:family="text">
      <style:text-properties officeooo:rsid="001661ea"/>
    </style:style>
    <style:style style:name="T10" style:family="text">
      <style:text-properties officeooo:rsid="001850ac"/>
    </style:style>
    <style:style style:name="T11" style:family="text">
      <style:text-properties officeooo:rsid="0019ed76"/>
    </style:style>
    <style:style style:name="T12" style:family="text">
      <style:text-properties officeooo:rsid="001a2977"/>
    </style:style>
    <style:style style:name="T13" style:family="text">
      <style:text-properties officeooo:rsid="001e62b3"/>
    </style:style>
    <style:style style:name="T14" style:family="text">
      <style:text-properties officeooo:rsid="001f3385"/>
    </style:style>
    <style:style style:name="T15" style:family="text">
      <style:text-properties officeooo:rsid="001f4f6c"/>
    </style:style>
    <style:style style:name="T16" style:family="text">
      <style:text-properties officeooo:rsid="00212264"/>
    </style:style>
    <style:style style:name="T17" style:family="text">
      <style:text-properties fo:font-style="italic" officeooo:rsid="00119f32"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Assembly Tutorial, Lesson 10: The ROM</text:h>
      <text:p text:style-name="Normal">[Title Slide]</text:p>
      <text:p text:style-name="Normal">Hi, there! This is Matt Heffernan. Welcome back to my channel. This is the <text:span text:style-name="T10">te</text:span>nth episode of my tutorial series on Z80 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 Now we can move on to how assembly code can be used to make the Spectrum do different things. Most users first come to this little micro and interact with the BASIC interpreter, both to load and run software and maybe even try programming in BASIC. The ability to do this immediately after powering it on is <text:span text:style-name="T11">due to</text:span> the BASIC interpreter <text:span text:style-name="T11">being</text:span> built into the computer, burned into a ROM, or read-only memory chip that is permanently wired into the system. We have already seen a bit on how we can use this ROM with assembly language programming, as well, and in this episode we will go a bit deeper into what this ROM contains and how we can use it, or whether it’s even a good idea to do so in the first place. <text:span text:style-name="T9">This isn’t going to be an exhaustive overview of the ROM, so if you want to know more details, I have an excellent resource for that linked in the description, as well as on the README page for this tutorial’s repo on GitHub.</text:span></text:p>
      <text:p text:style-name="Normal">[cut to slide 2 – Memory Map]</text:p>
      <text:p text:style-name="Normal">Let’s take a look at the original 48k Speccy memory map again. At the very beginning of the memory space is the 16 kilobyte ROM, so we know that any address below 4000 hex will be read-only, and always contain the same value. The rest of the memory space is writable, because it is random-access memory, or RAM, and if you are quick with math, you’ll see that the RAM is 48 kilobytes, as promised, even if we can’t quite use all of it in any way we want. But right now, we want to take a closer look at what’s actually in the ROM, so let’s get a little deeper.</text:p>
      <text:p text:style-name="Normal">[cut to slide 3 – ROM map 0000-09A0]</text:p>
      <text:p text:style-name="Normal">When Sinclair made the ZX Spectrum, they were coming off the success of their previous model, the ZX81. To expedite their development, the code and data in the 8k ROM from the ZX81 was mostly reused and then expanded to include new features for the Spectrum, including support for color bitmap graphics in what was then considered “high-resolution”. Like on the ZX81, the Spectrum ROM was fixed at address zero for the original 16k and 48k models, but later Spectrum models would let you bank-swap with another ROM that had the more sophisticated screen editor introduced with the 128k model. We won’t be covering that ROM in this episode, but if you’d like to see that, let me know in the comments and that may be a bonus episode later in the series.</text:p>
      <text:p text:style-name="Normal">The ROM begins with the Restarts, which we’ve already talked about in this series, and we’ll see some more details on them shortly. Then there are regular callable routines, including the NMI service routine that needs to be at 66 hex. The we see the first data tables in the ROM, starting with the token strings that are used for all of the BASIC keywords, like LOAD and PRINT that can be printed to the screen with a single key press. This is similar to a lot of other string collection<text:span text:style-name="T12">s</text:span> in ROM in that each entry can have a different length, and the string is terminated not by a special byte code, but by having the last character have its highest bit set. After that is the Key table which lists the codes read from each key for each entry mode, that is, whether you are combining it with one or both of the shift keys. Then we have more routines for the BASIC interpreter, broken up by the occasional bit of data. Next on that front is the Semi-Tone table, which BASIC uses for making the beeper play specific musical notes, which is definitely something that could come in handy when making your own music player.</text:p>
      <text:p text:style-name="P2"/>
      <text:p text:style-name="Normal">[cut to slide 4 – ROM map 09A1-1554]</text:p>
      <text:p text:style-name="Normal">Next we have the cassette messages that are printed when loading from tape, including the familiar “Start tape, then press any key.” Also interspersed with the routines are tables of the control characters and editing keys which are used for jumping to the routines that handle them. The next bit of data is a collection of messages that are used for the different error codes and that familiar Sinclair Research copyright message you get when you power on.</text:p>
      <text:p text:style-name="Normal">[cut to slide 5 – ROM map 1555-1715]</text:p>
      <text:p text:style-name="Normal">In between some more routines are more tables that are useful for BASIC, defining a baseline configuration for input /output channels. This gives BASIC the ability to easily use the keyboard, display and an attached printer with simple commands.</text:p>
      <text:p text:style-name="Normal">[cut to slide 6 – ROM map 1716-1C0C]</text:p>
      <text:p text:style-name="Normal">We have a couple more tables for I/O, and then some tables that help BASIC resolve the syntax of statements in a program.</text:p>
      <text:p text:style-name="Normal">[cut to slide 7 – ROM map 1C0D-386D]</text:p>
      <text:p text:style-name="Normal">Then we have tables and routines that are used for evaluating mathematical expressions, including the order of operations in case you forgot the mnemonic you learned for that in school. </text:p>
      <text:p text:style-name="Normal">[cut to slide 8 – end of ROM map]</text:p>
      <text:p text:style-name="Normal">After all that math stuff, we get to the end of the code in the ROM, which is followed by 1,170 unused bytes, which have all their bits set, so it will look like a big sea of FFs in a hex dump. Then the very end of the ROM is where the bitmaps for 96 printable characters are stored, in order of their codes, starting with the space character, which is just 8 bytes of zeroes to indicate that all 64 pixels are clear, and ending with the copyright symbol. If you are a fan of this Sinclair font, this is a handy place to get it from. After this, we have the beginning of the RAM, which starts with the screen memory, but that’s for another day.</text:p>
      <text:p text:style-name="Normal">[cut to slide 9 – Restarts 0,8]</text:p>
      <text:p text:style-name="Normal">For now, let’s get back to those Restarts. As we’ve seen before, Restarts are special routines that can be called with the RST instruction, which can be used with one of 8 addresses that are supported by the Z80, and the Spectrum ROM has routines for each of them. [build] Most of them are only really useful for the BASIC interpreter, but others can be of use to an assembly programmer. [build] First up is Restart 0, which is what will be executed when the Spectrum is first powered up. It initializes hardware interfaces, registers and the system variables in RAM. Restart 8 is used for error messages. That collection of Report Messages we saw in the ROM are what gets printed based on the error code that is found at return address on the stack. [build] This means, to use it, the RST 8 needs to be followed by an error code rather than the next instruction. The Restart routine will print out the associated message and place the address following the error code on the stack for when it returns. We’ll see this construct again with other ROM routines, and this kind of stack manipulation can also come in handy for your own programs when you have some fixed arguments you need to pass to a routine.</text:p>
      <text:p text:style-name="P2"/>
      <text:p text:style-name="Normal">[cut to slide 10 – Restarts 10-28]</text:p>
      <text:p text:style-name="P9"><text:span text:style-name="T12">Y</text:span>ou should already be familiar with Restart $10 as we have used it extensively in this series. It simply prints out the character code in A at the current cursor, or executes a control code, like how ENTER will move the cursor to the beginning of the next line.</text:p>
      <text:p text:style-name="Normal">[build] Restarts $18 and $20 work together to collect characters from a RAM buffer. This is really only useful to the BASIC interpreter.</text:p>
      <text:p text:style-name="Normal">[build] Restart $28 runs a Calculator routine, which is specified by a sequence of operations starting at the return address, similar to how the Error Restart gets its code. However, you can have an indefinite number of operation codes before getting back to regular Z80 instructions, as this routine will keep executing until it sees the code for ending the calculation. [build] It uses a stack similar to Forth or an old HP calculator, if you are familiar with those, and the top two elements on the stack are specified by the HL and DE registers. [build] To use it, you follow the RST $28 with different codes that execute routines specified by the Calculator Address table we saw earlier. It will keep going until it sees the hex 38 code, which will return back to normal execution. The use of this calculator feature is very complicated, and it deserves to have its own future episode.</text:p>
      <text:p text:style-name="Normal">[cut to slide 11 – Restarts 30,38]</text:p>
      <text:p text:style-name="Normal">Let’s move on to the rest of the Restarts, starting with RST $30, which is used to allocate a number of spaces specified in the BC register in the BASIC workspace. Dealing with that is something you probably don’t want to do in an assembly language program, where you’re better off managing your own memory, usually with fixed allocation.</text:p>
      <text:p text:style-name="Normal">[build] Then we come to the last Restart, which by definition needs to be the maskable interrupt routine for Interrupt Mode 1, like we discussed in our previous lesson. The Spectrum goes into Interrupt Mode 1 at startup, so this will be executed automatically at the beginning of every vertical blanking period, 50 times a second to accommodate PAL TV signals. [build] You can still call this routine on your own, especially if you want the same process to be executed during an Interrupt Mode 2 routine. It’s not required, but if you do call it, [build] the following things will happen. The frame counter in RAM will be incremented, which is among the system variables. The low byte is referred to directly by its address, while the upper byte is assumed to be at a fixed offset from the address in the IY register. If you go messing with IY while in Interrupt Mode 1, you’ll see increments happening at seemingly random places every 256 frames, so good luck debugging that. The keyboard scanner is also executed, and maskable interrupts are enabled, so you can use an RST $38 to kickstart the interrupt cycle.</text:p>
      <text:p text:style-name="Normal">[cut to slide 12 – Keyboard]</text:p>
      <text:p text:style-name="Normal">With all the Restarts out of the way, let’s take a closer look at the Keyboard Scan that RST $38 does. You can call it any time, in case you don’t want to wait until the next frame, by doing a CALL $02BF. This will populate the keyboard state variables at the beginning of the BASIC reserved RAM.</text:p>
      <text:p text:style-name="Normal">[build] Then, you can call the Keyboard Input routine at $10A8 to retrieve the code of the last key that was pressed <text:span text:style-name="T7">and place it in the accumulator</text:span>. If that key was still being pressed during the last scan, the Carry bit will also be set, so you can just keep calling this routine while your interrupts are triggering keyboard scans, and jump out of that loop when Carry is set to process the new keystroke. We’ll see how that works later in the example program.</text:p>
      <text:p text:style-name="P2"/>
      <text:p text:style-name="Normal">[cut to slide 13 – To ROM or not to ROM]</text:p>
      <text:p text:style-name="Normal">But before we get to that, we first need to ask ourselves whether we want to even use the ROM in the first place. [build] Sinclair only intended that ROM to be used by the BASIC interpreter, and assumed that anyone supplying a machine code program would do everything on their own. [build] As a result, most games that have graphics don’t even bother with the ROM, or maybe only make use of some of the data or a routine or two. When you go about making your own program, you are going to have to weigh out the [build] pros and cons of using the ROM.</text:p>
      <text:p text:style-name="Normal">[build] The biggest pro is the one we’ve been taking advantage of extensively in this video, and that’s the ability to easily print characters to the screen. And that’s great if you are doing something exclusively text-based, but the [build] con is that the ROM won’t be much help when it comes to graphics, or if you want to have a different font or place text in arbitrary places on screen.</text:p>
      <text:p text:style-name="Normal">[build] The ROM does give you a very simplified keyboard interface, [build] but it has the same problem as the BASIC interpreter, in that it only responds to a single key press in any given frame. You may not be able to type quickly on the original “dead flesh” rubber keyboard, but the poor response you will see on later keyboards or in emulation is not desirable for gaming, and you’ll be better off reading the key states directly from the input port.</text:p>
      <text:p text:style-name="Normal">[build] The built-in calculator is great if you want to do floating point operations and not have to roll your own library and have it take up precious RAM space. [build] But, the reality is that fixed-point math is much faster, and will probably be adequate for whatever you are trying to do in a game. Chances are you’re not watching this series to make your own 8-bit spreadsheet program.</text:p>
      <text:p text:style-name="Normal">[build] Finally, the ROM is code that has been tested and proven over 4 decades and is well understood by other Spectrum developers. [build] Unfortunately, most developers are just making games so only a small minority of them really know anything about the ROM.</text:p>
      <text:p text:style-name="Normal">[cut to slide 14 – ROM use limitations]</text:p>
      <text:p text:style-name="Normal">If you do choose to use ROM routines, and not just read the data, there are certain limitations you need to stay within to prevent catastrophic errors. [build] First, you don’t have unlimited use of registers. These routines expect certain values to be in the alternate HL register, and in the IY register, like we saw already. Calling a ROM routine, or even letting the Interrupt Mode 1 routine run, while those registers have been modified can bring everything to a crashing halt or introduce some very weird behavior. [build] The same goes for the RAM being used by those routines, which starts at 5B00. If you don’t use the routines, then you have that memory to use however you wish. <text:span text:style-name="T1">When you only have 48k of RAM, you don’t want to sacrifice any more than you have to. [build] But if you </text:span><text:span text:style-name="T13">had </text:span><text:span text:style-name="T1">128k like on a later model, you have the added complication of having banked ROM. You can’t assume the 48k BASIC ROM is always banked in, and with interrupts thrown into the mix, things can get a bit complicated. [build] And finally, the big difference between the Spectrum and its American clone, the Timex Sinclair 2068 – beyond the video standard – is the ROM, which is not compatible, so any software that depends on the ROM needs to be re-written to be port</text:span><text:span text:style-name="T13">ed</text:span><text:span text:style-name="T1">.</text:span></text:p>
      <text:p text:style-name="Normal">[cut to slide 12 – example program]</text:p>
      <text:p text:style-name="P4">But for the purpose of this lesson, let’s go ahead and use the ROM to make a simple typewriter program that will let you <text:span text:style-name="T14">just</text:span> type on the screen, and let you change the color of what you’re typing on the fly.</text:p>
      <text:p text:style-name="Normal">Let’s get into the code right now.</text:p>
      <text:p text:style-name="P1"/>
      <text:p text:style-name="Normal">[cut to Atom, r<text:span text:style-name="T15">om</text:span>.asm zoomed to 25 lines]</text:p>
      <text:p text:style-name="Normal">As usual, we start our assembly code file by specifying the 48k Spectrum as our target machine and beginning our code at hex 8000. <text:span text:style-name="T2">We don’t need any data, but we do need to define some constants to make the code a little more readable. We’re going to be using the clear-all and keyboard-input routines in the ROM, so we have those addresses. Then we define the </text:span><text:span text:style-name="T3">range of characters that we will print, from Space to the Copyright symbol. </text:span><text:span text:style-name="T4">Then we need to define some special control codes that we’ll be using.</text:span></text:p>
      <text:p text:style-name="P5">Then we start our code by making sure we’re in interrupt mode 1 and enabling interrupts. Then we call clear-all to make our whole screen the paper color and place the cursor at the upper left corner. </text:p>
      <text:p text:style-name="P5">[scroll to key_loop]</text:p>
      <text:p text:style-name="P5">Now we’re ready to start waiting for keystrokes, which we do by calling the keyboard input routine and then looping back to call it again until the carry bit is set, indicating a new keystroke. <text:s/><text:span text:style-name="T5">We first compare the code to the AT token, which will be entered by holding down the symbol shift key and pressing I. We’re going to use this for setting a new ink color, so if that happens we jump ahead to do_ink. Otherwise, we check to see if it’s the only control code that we will process as intended, the Enter key, which we go ahead an</text:span><text:span text:style-name="T16">d</text:span><text:span text:style-name="T5"> print to move the cursor to the next line. At this point, the only other keystrokes that we will use must be for printable characters, so we go back to the top of the loop if it’s less than the Space code or greater than the Copyright character code. Otherwise, we go ahead and print it.</text:span></text:p>
      <text:p text:style-name="P6"><text:span text:style-name="T6">Now, if we saw that symbol-I earlier, we jumped ahead to here where we print out the Ink control code. This won’t actually print anything visible. Instead, the ROM code will wait for you to print a color value. So, we want the user to press a number key between 0 and 7 to select an ink color. This means we need another loop to wait for that keystroke, so we keep calling keyboard-input until the carry bit is set and then we see if it was a valid entry. If it’s less than zero or greater than 7, we jump ahead to reset_ink, where we’ll change the color back to black. But if it </text:span><text:span text:style-name="T17">is</text:span><text:span text:style-name="T6"> in range, we subtract hex 30 to get the number value, and then print that. Because the last code printed was the Ink code, this new value loaded into A will be interpreted by the ROM as an argument value rather than it’s normal control code. </text:span><text:span text:style-name="T8">So printing out a value of 6 in this state will change the ink color to yellow rather than being interpreted as a Caps Lock as it would normally. With the value we need, we can jump ahead to print it. </text:span></text:p>
      <text:p text:style-name="P7">[scroll to bottom]</text:p>
      <text:p text:style-name="P6"><text:span text:style-name="T8">But if we didn’t hit one of the valid color keys, we jumped to this point where we just load a zero into A so that the ink color will be set to black when we continue on to print it. Now that either the latest character or control sequence has been printed, we can go back to the top of the loop and wait for the next keystroke, which we’ll just keep doing indefinitely. If you don’t like the Spectrum being a dumb typewriter, you can always just cycle the power, which is the great thing about these old micros.</text:span></text:p>
      <text:p text:style-name="Normal">We’ll deploy this code by generating a snapshot named “rom.sna”, and to do this, we have a build script.</text:p>
      <text:p text:style-name="Normal">[switch to build.sh tab]</text:p>
      <text:p text:style-name="Normal">We just call sjasmplus with the --lst option to generate a machine code listing and then pass it the name of our assembly file, rom.asm. Now let’s go to the terminal and run it.</text:p>
      <text:p text:style-name="Normal">[cut to terminal]</text:p>
      <text:p text:style-name="Normal">We run build.sh… and then do a directory listing and see that the rom.sna snapshot file is there. So let’s load it into the emulator.</text:p>
      <text:p text:style-name="Normal"><text:soft-page-break/>[cut to emulator]</text:p>
      <text:p text:style-name="Normal">We’re using Fuse again, so we hit F3 and select rom.sna and let it run.</text:p>
      <text:p text:style-name="P8">Now we get a blank screen, so let’s start typing. The default colors are dark, with black ink on <text:s/>white paper, which comes out gray because of the darkness. Then if we hold down a Control key with the emulator, that will be treated like the Symbol Shift key, so then pressing I will get us into the state of waiting for an ink color. Hitting the 1 key will change the color to blue, which we can see by starting to type again. We can try other colors, and we can see each of them take the expected effect, even color 7, which is white. You can’t see it right now, but I am typing, but it’s just white ink on white paper, so it’s invisible. Doing Ctrl-I followed by a zero makes the ink black again and we can just keep typing until we get bored. When you build this, try going back and implementing new features, like paper color selection, or graphics characters.</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true" loext:hyphenation-no-caps="false"/>
    </style:style>
    <style:style style:name="Heading_20_1" style:display-name="Heading 1" style:family="paragraph" style:parent-style-name="Normal" style:next-style-name="Normal" style:default-outline-level="1" style:class="text">
      <style:paragraph-properties fo:margin-top="0.1665in" fo:margin-bottom="0in" style:contextual-spacing="false" fo:keep-together="always" fo:hyphenation-ladder-count="no-limit" fo:keep-with-next="always"/>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Calibri Light" style:font-family-complex="'Calibri Light'" style:font-family-generic-complex="swiss" style:font-pitch-complex="variable" style:font-size-complex="16pt" fo:hyphenate="false" loext:hyphenation-no-caps="false"/>
    </style:style>
    <style:style style:name="Normal"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Linux_X86_64 LibreOffice_project/20$Build-2</meta:generator>
    <dc:title/>
    <dc:description/>
    <dc:subject/>
    <meta:initial-creator>MATTHEW HEFFERNAN</meta:initial-creator>
    <meta:creation-date>2021-11-30T21:10:00Z</meta:creation-date>
    <dc:date>2022-02-18T00:31:44.724643290</dc:date>
    <meta:editing-cycles>76</meta:editing-cycles>
    <meta:editing-duration>PT16H42M32S</meta:editing-duration>
    <meta:document-statistic meta:table-count="0" meta:image-count="0" meta:object-count="0" meta:page-count="6" meta:paragraph-count="61" meta:word-count="3661" meta:character-count="19794" meta:non-whitespace-character-count="16174"/>
    <meta:template xlink:type="simple" xlink:actuate="onRequest" xlink:title="" xlink:href="Normal.dotm"/>
  </office:meta>
</office:document-meta>
</file>